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d66" officeooo:paragraph-rsid="00065d66"/>
    </style:style>
    <style:style style:name="P2" style:family="paragraph" style:parent-style-name="Standard">
      <style:text-properties officeooo:rsid="0007a6a0" officeooo:paragraph-rsid="0007a6a0"/>
    </style:style>
    <style:style style:name="P3" style:family="paragraph" style:parent-style-name="Standard">
      <style:text-properties officeooo:rsid="000985db" officeooo:paragraph-rsid="000985db"/>
    </style:style>
    <style:style style:name="P4" style:family="paragraph" style:parent-style-name="Standard">
      <style:text-properties officeooo:rsid="000cf13d" officeooo:paragraph-rsid="000985db"/>
    </style:style>
    <style:style style:name="P5" style:family="paragraph" style:parent-style-name="Standard">
      <style:text-properties officeooo:rsid="000cf13d" officeooo:paragraph-rsid="000cf13d"/>
    </style:style>
    <style:style style:name="P6" style:family="paragraph" style:parent-style-name="Standard">
      <style:text-properties officeooo:rsid="000e7892" officeooo:paragraph-rsid="000e7892"/>
    </style:style>
    <style:style style:name="P7" style:family="paragraph" style:parent-style-name="Standard">
      <style:text-properties officeooo:rsid="000ffabe" officeooo:paragraph-rsid="000ffabe"/>
    </style:style>
    <style:style style:name="P8" style:family="paragraph" style:parent-style-name="Standard">
      <style:text-properties officeooo:rsid="0011c936" officeooo:paragraph-rsid="0011c936"/>
    </style:style>
    <style:style style:name="P9" style:family="paragraph" style:parent-style-name="Standard">
      <style:text-properties officeooo:rsid="00130239" officeooo:paragraph-rsid="00130239"/>
    </style:style>
    <style:style style:name="P10" style:family="paragraph" style:parent-style-name="Standard">
      <style:text-properties officeooo:rsid="0013b431" officeooo:paragraph-rsid="0013b431"/>
    </style:style>
    <style:style style:name="P11" style:family="paragraph" style:parent-style-name="Standard">
      <style:text-properties officeooo:rsid="0014b9ad" officeooo:paragraph-rsid="0014b9ad"/>
    </style:style>
    <style:style style:name="P12" style:family="paragraph" style:parent-style-name="Standard">
      <style:text-properties officeooo:rsid="0015056e" officeooo:paragraph-rsid="0015056e"/>
    </style:style>
    <style:style style:name="P13" style:family="paragraph" style:parent-style-name="Standard">
      <style:text-properties officeooo:rsid="00167fa8" officeooo:paragraph-rsid="00167fa8"/>
    </style:style>
    <style:style style:name="P14" style:family="paragraph" style:parent-style-name="Standard">
      <style:text-properties officeooo:rsid="00180818" officeooo:paragraph-rsid="00180818"/>
    </style:style>
    <style:style style:name="P15" style:family="paragraph" style:parent-style-name="Standard">
      <style:text-properties officeooo:rsid="001989ce" officeooo:paragraph-rsid="001989ce"/>
    </style:style>
    <style:style style:name="P16" style:family="paragraph" style:parent-style-name="Standard">
      <style:text-properties officeooo:rsid="001acded" officeooo:paragraph-rsid="001acded"/>
    </style:style>
    <style:style style:name="P17" style:family="paragraph" style:parent-style-name="Standard">
      <style:text-properties officeooo:rsid="001bba30" officeooo:paragraph-rsid="001bba30"/>
    </style:style>
    <style:style style:name="P18" style:family="paragraph" style:parent-style-name="Standard">
      <style:text-properties officeooo:rsid="001d8107" officeooo:paragraph-rsid="001d8107"/>
    </style:style>
    <style:style style:name="P19" style:family="paragraph" style:parent-style-name="Standard" style:list-style-name="L1">
      <style:text-properties officeooo:rsid="00065d66" officeooo:paragraph-rsid="00065d66"/>
    </style:style>
    <style:style style:name="P20" style:family="paragraph" style:parent-style-name="Standard" style:list-style-name="L1">
      <style:text-properties officeooo:rsid="0007a6a0" officeooo:paragraph-rsid="0007a6a0"/>
    </style:style>
    <style:style style:name="P21" style:family="paragraph" style:parent-style-name="Standard" style:list-style-name="L2">
      <style:text-properties officeooo:rsid="0007a6a0" officeooo:paragraph-rsid="0007a6a0"/>
    </style:style>
    <style:style style:name="P22" style:family="paragraph" style:parent-style-name="Standard" style:list-style-name="L3">
      <style:text-properties officeooo:rsid="0007a6a0" officeooo:paragraph-rsid="000840a1"/>
    </style:style>
    <style:style style:name="P23" style:family="paragraph" style:parent-style-name="Standard" style:list-style-name="L3">
      <style:text-properties officeooo:rsid="0007a6a0" officeooo:paragraph-rsid="0007a6a0"/>
    </style:style>
    <style:style style:name="P24" style:family="paragraph" style:parent-style-name="Standard" style:list-style-name="L2">
      <style:text-properties officeooo:rsid="000985db" officeooo:paragraph-rsid="000985db"/>
    </style:style>
    <style:style style:name="P25" style:family="paragraph" style:parent-style-name="Standard" style:list-style-name="L4">
      <style:text-properties officeooo:rsid="000985db" officeooo:paragraph-rsid="000985db"/>
    </style:style>
    <style:style style:name="P26" style:family="paragraph" style:parent-style-name="Standard" style:list-style-name="L4">
      <style:text-properties officeooo:rsid="000b469e" officeooo:paragraph-rsid="000985db"/>
    </style:style>
    <style:style style:name="P27" style:family="paragraph" style:parent-style-name="Standard" style:list-style-name="L4">
      <style:text-properties officeooo:rsid="000b469e" officeooo:paragraph-rsid="000b469e"/>
    </style:style>
    <style:style style:name="P28" style:family="paragraph" style:parent-style-name="Standard" style:list-style-name="L5">
      <style:text-properties officeooo:rsid="000cf13d" officeooo:paragraph-rsid="000cf13d"/>
    </style:style>
    <style:style style:name="P29" style:family="paragraph" style:parent-style-name="Standard" style:list-style-name="L6">
      <style:text-properties officeooo:rsid="000cf13d" officeooo:paragraph-rsid="000cf13d"/>
    </style:style>
    <style:style style:name="P30" style:family="paragraph" style:parent-style-name="Standard" style:list-style-name="L7">
      <style:text-properties officeooo:rsid="000cf13d" officeooo:paragraph-rsid="000cf13d"/>
    </style:style>
    <style:style style:name="P31" style:family="paragraph" style:parent-style-name="Standard" style:list-style-name="L8">
      <style:text-properties officeooo:rsid="000ffabe" officeooo:paragraph-rsid="000ffabe"/>
    </style:style>
    <style:style style:name="P32" style:family="paragraph" style:parent-style-name="Standard">
      <style:text-properties officeooo:rsid="001d8107" officeooo:paragraph-rsid="000985db"/>
    </style:style>
    <style:style style:name="T1" style:family="text">
      <style:text-properties officeooo:rsid="000840a1"/>
    </style:style>
    <style:style style:name="T2" style:family="text">
      <style:text-properties officeooo:rsid="000b469e"/>
    </style:style>
    <style:style style:name="T3" style:family="text">
      <style:text-properties officeooo:rsid="00106f4b"/>
    </style:style>
    <style:style style:name="T4" style:family="text">
      <style:text-properties officeooo:rsid="0013b431"/>
    </style:style>
    <style:style style:name="T5" style:family="text">
      <style:text-properties officeooo:rsid="00179e3f"/>
    </style:style>
    <style:style style:name="T6" style:family="text">
      <style:text-properties officeooo:rsid="001989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tagebuch</text:p>
      <text:p text:style-name="P1"/>
      <text:list xml:id="list8856051799293905555" text:style-name="L1">
        <text:list-header>
          <text:p text:style-name="P19">Plan:</text:p>
        </text:list-header>
        <text:list-item>
          <text:p text:style-name="P19">Spielbrett mit gleich großen Feldern <text:span text:style-name="T1">max 1 Einheit pro Feld</text:span></text:p>
        </text:list-item>
        <text:list-item>
          <text:p text:style-name="P19">Verschiedene Figuren mit unterschiedlichen Bewegungsreichweiten und Stärken</text:p>
        </text:list-item>
        <text:list-item>
          <text:p text:style-name="P19">Zugweise generell abwechselnd</text:p>
        </text:list-item>
        <text:list-item>
          <text:p text:style-name="P19">Zwei Basen</text:p>
        </text:list-item>
        <text:list-item>
          <text:p text:style-name="P19">Einheiten kosten Spielwährung im Verhältnis zu Fähigkeiten</text:p>
        </text:list-item>
        <text:list-item>
          <text:p text:style-name="P19">Spielziel: Gegnerische Basis einnehmen/zerstören</text:p>
        </text:list-item>
        <text:list-item>
          <text:p text:style-name="P19">Spielwährung verdienen durch zerstören gegnerischer Einheiten und Random Spawns</text:p>
        </text:list-item>
        <text:list-item>
          <text:p text:style-name="P19">„Eingesammelte“ Spielwährung muss vor Nutzung durch den Spieler zur Basis zurück gebracht werden</text:p>
        </text:list-item>
        <text:list-item>
          <text:p text:style-name="P19">Verschieden Spielfelder (schnellere/Langsamere Bewegung, Hindernisse)</text:p>
        </text:list-item>
        <text:list-item>
          <text:p text:style-name="P19">Level Editor zum Erstellen von eigenen <text:s/>Spielbrettern(Maps)</text:p>
        </text:list-item>
        <text:list-item>
          <text:p text:style-name="P19">Eroberbare vorgelagerte Basen?</text:p>
        </text:list-item>
        <text:list-item>
          <text:p text:style-name="P19">Gesetzte Figuren haben Einsatzverzögerung</text:p>
        </text:list-item>
        <text:list-item>
          <text:p text:style-name="P20">Schere Stein Papier Kampfprinzip +(Ressourcentransporteinheit, Neutrale Kampfeinheit)</text:p>
        </text:list-item>
      </text:list>
      <text:p text:style-name="P1"/>
      <text:p text:style-name="P1"/>
      <text:p text:style-name="P2">Rahmenplanung:</text:p>
      <text:list xml:id="list5129705172286583947" text:style-name="L2">
        <text:list-item>
          <text:p text:style-name="P21">Programmiersprache C#</text:p>
        </text:list-item>
        <text:list-item>
          <text:p text:style-name="P24">Entwicklungsumgebung Visual Studio 2015 Community (Free)</text:p>
        </text:list-item>
        <text:list-item>
          <text:p text:style-name="P24">Project Repository??? <text:s/></text:p>
        </text:list-item>
        <text:list-item>
          <text:p text:style-name="P21">Teilziele:</text:p>
        </text:list-item>
      </text:list>
      <text:list xml:id="list6065430301335746390" text:style-name="L3">
        <text:list-item>
          <text:p text:style-name="P22">Spielbrett-Klasse (non graphic) (P1<text:span text:style-name="T1">)</text:span></text:p>
        </text:list-item>
        <text:list-item>
          <text:p text:style-name="P22">Feld-<text:span text:style-name="T1">Klasse</text:span> Feldtyp (P9)</text:p>
        </text:list-item>
        <text:list-item>
          <text:p text:style-name="P23"><text:span text:style-name="T1">Einheit-</text:span>Klasse mit Werten (Dmg?, Life?, Worth, Movement) <text:span text:style-name="T1">(</text:span>P2, P5, P7, P8, P13<text:span text:style-name="T1">)</text:span></text:p>
        </text:list-item>
      </text:list>
      <text:p text:style-name="P2"/>
      <text:p text:style-name="P2"/>
      <text:p text:style-name="P2"/>
      <text:p text:style-name="P2"/>
      <text:p text:style-name="P3">Unmittelbares Todo:</text:p>
      <text:list xml:id="list5102972488933599759" text:style-name="L4">
        <text:list-header>
          <text:p text:style-name="P25"/>
        </text:list-header>
        <text:list-item>
          <text:p text:style-name="P25">E<text:span text:style-name="T2">inrichten von Project Repository</text:span></text:p>
        </text:list-item>
        <text:list-item>
          <text:p text:style-name="P26">Einrichten des Zugriffs auf dieses für jeden</text:p>
        </text:list-item>
        <text:list-item>
          <text:p text:style-name="P27">Erstellen eines einfachen UML Diagramms anhand dessen die Programmierung erfolgt</text:p>
        </text:list-item>
        <text:list-item>
          <text:p text:style-name="P27"/>
        </text:list-item>
      </text:list>
      <text:p text:style-name="P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5-12T12:09:40.276700147</meta:creation-date>
    <dc:date>2016-06-15T14:52:59.091000000</dc:date>
    <meta:editing-duration>PT1H57M15S</meta:editing-duration>
    <meta:editing-cycles>22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9" meta:word-count="162" meta:character-count="1241" meta:non-whitespace-character-count="1128"/>
  </office:meta>
</office:document-meta>
</file>